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Arial" svg:font-family="Arial, 'Trebuchet MS', Tahoma"/>
    <style:font-face style:name="Mangal2" svg:font-family="Mangal"/>
    <style:font-face style:name="OpenSymbol" svg:font-family="OpenSymbol"/>
    <style:font-face style:name="sans-serif" svg:font-family="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1"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3f857"/>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Times New Roman" fo:font-size="14pt" fo:font-weight="bold" style:font-size-asian="14pt" style:font-weight-asian="bold"/>
    </style:style>
    <style:style style:name="P8" style:family="paragraph" style:parent-style-name="Standard">
      <style:paragraph-properties fo:text-align="start" style:justify-single-word="false"/>
      <style:text-properties fo:color="#818181" style:font-name="Times New Roman" fo:font-size="11pt" style:font-size-asian="11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4pt" fo:font-weight="normal" officeooo:rsid="001a7330" officeooo:paragraph-rsid="001a7330" style:font-size-asian="14pt" style:font-weight-asian="normal" style:font-size-complex="14pt" style:font-weight-complex="normal"/>
    </style:style>
    <style:style style:name="P12" style:family="paragraph" style:parent-style-name="Text_20_body">
      <style:paragraph-properties fo:text-align="start" style:justify-single-word="false"/>
      <style:text-properties fo:font-size="14pt" fo:font-weight="normal" officeooo:rsid="0026f1f8" officeooo:paragraph-rsid="0026f1f8" style:font-size-asian="14pt" style:font-weight-asian="normal" style:font-size-complex="14pt" style:font-weight-complex="normal"/>
    </style:style>
    <style:style style:name="P13"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Index">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Standard">
      <style:paragraph-properties fo:text-align="start" style:justify-single-word="false" fo:break-before="page"/>
      <style:text-properties fo:color="#365f92" style:font-name="Cambria,Bold" fo:font-size="22pt" fo:font-weight="bold" officeooo:rsid="0023f857" officeooo:paragraph-rsid="0023f857" style:font-size-asian="22pt" style:font-weight-asian="bold" style:font-size-complex="14pt" style:font-weight-complex="normal"/>
    </style:style>
    <style:style style:name="P20" style:family="paragraph" style:parent-style-name="Standard">
      <style:paragraph-properties fo:text-align="start" style:justify-single-word="false" fo:break-before="page"/>
      <style:text-properties fo:color="#365f92" style:font-name="Cambria,Bold" fo:font-size="22pt" fo:font-weight="bold" style:font-size-asian="22pt" style:font-weight-asian="bold" style:font-size-complex="14pt" style:font-weight-complex="normal"/>
    </style:style>
    <style:style style:name="P21" style:family="paragraph" style:parent-style-name="Index">
      <style:paragraph-properties fo:text-align="start" style:justify-single-word="false"/>
      <style:text-properties fo:color="#365f92" style:font-name="Cambria,Bold" fo:font-size="22pt" fo:font-weight="bold" officeooo:rsid="0023f857" officeooo:paragraph-rsid="0023f857" style:font-size-asian="22pt" style:font-weight-asian="bold" style:font-size-complex="14pt" style:font-weight-complex="normal"/>
    </style:style>
    <style:style style:name="P22" style:family="paragraph" style:parent-style-name="Index">
      <style:paragraph-properties fo:text-align="start" style:justify-single-word="false"/>
      <style:text-properties fo:color="#000000" style:font-name="Cambria,Bold" fo:font-size="12pt" fo:font-weight="normal" officeooo:rsid="00283084" officeooo:paragraph-rsid="00283084" style:font-size-asian="10.5pt" style:font-weight-asian="normal" style:font-size-complex="12pt" style:font-weight-complex="normal"/>
    </style:style>
    <style:style style:name="P23" style:family="paragraph" style:parent-style-name="Index">
      <style:paragraph-properties fo:text-align="start" style:justify-single-word="false"/>
      <style:text-properties fo:color="#000000" style:font-name="Cambria,Bold" fo:font-size="12pt" fo:font-weight="normal" officeooo:rsid="00285882" officeooo:paragraph-rsid="00285882" style:font-size-asian="10.5pt" style:font-weight-asian="normal" style:font-size-complex="12pt" style:font-weight-complex="normal"/>
    </style:style>
    <style:style style:name="P24" style:family="paragraph" style:parent-style-name="Index">
      <style:paragraph-properties fo:text-align="start" style:justify-single-word="false"/>
      <style:text-properties fo:color="#000000" style:font-name="Cambria,Bold" fo:font-size="12pt" fo:font-weight="normal" officeooo:rsid="0028f1a3" officeooo:paragraph-rsid="0028f1a3" style:font-size-asian="10.5pt" style:font-weight-asian="normal" style:font-size-complex="12pt" style:font-weight-complex="normal"/>
    </style:style>
    <style:style style:name="P25" style:family="paragraph" style:parent-style-name="Index">
      <style:paragraph-properties fo:text-align="start" style:justify-single-word="false"/>
      <style:text-properties fo:color="#000000" style:font-name="Cambria,Bold" fo:font-size="12pt" fo:font-weight="normal" officeooo:rsid="0028f1a3" officeooo:paragraph-rsid="002a0a10" style:font-size-asian="10.5pt" style:font-weight-asian="normal" style:font-size-complex="12pt" style:font-weight-complex="normal"/>
    </style:style>
    <style:style style:name="P26" style:family="paragraph" style:parent-style-name="Index">
      <style:paragraph-properties fo:text-align="start" style:justify-single-word="false"/>
      <style:text-properties fo:color="#000000" style:font-name="Cambria,Bold" fo:font-size="12pt" fo:font-weight="normal" officeooo:rsid="0028f1a3" officeooo:paragraph-rsid="002a14e2" style:font-size-asian="10.5pt" style:font-weight-asian="normal" style:font-size-complex="12pt" style:font-weight-complex="normal"/>
    </style:style>
    <style:style style:name="P27" style:family="paragraph" style:parent-style-name="Index">
      <style:paragraph-properties fo:text-align="start" style:justify-single-word="false"/>
      <style:text-properties fo:color="#000000" style:font-name="Cambria,Bold" fo:font-size="12pt" fo:font-weight="normal" officeooo:rsid="002a0a10" officeooo:paragraph-rsid="002a0a10" style:font-size-asian="10.5pt" style:font-weight-asian="normal" style:font-size-complex="12pt" style:font-weight-complex="normal"/>
    </style:style>
    <style:style style:name="P28" style:family="paragraph" style:parent-style-name="Index">
      <style:paragraph-properties fo:text-align="start" style:justify-single-word="false"/>
      <style:text-properties fo:color="#000000" style:font-name="Cambria,Bold" fo:font-size="12pt" fo:font-weight="normal" officeooo:rsid="002a0a10" officeooo:paragraph-rsid="002a14e2" style:font-size-asian="10.5pt" style:font-weight-asian="normal" style:font-size-complex="12pt" style:font-weight-complex="normal"/>
    </style:style>
    <style:style style:name="P29" style:family="paragraph" style:parent-style-name="Preformatted_20_Text">
      <style:paragraph-properties fo:margin-left="0cm" fo:margin-right="0cm" fo:margin-top="0cm" fo:margin-bottom="0cm" loext:contextual-spacing="false" fo:text-indent="0cm" style:auto-text-indent="false"/>
      <style:text-properties style:font-name="Linux Biolinum G" fo:font-size="12pt" style:font-size-asian="12pt" style:font-size-complex="12pt"/>
    </style:style>
    <style:style style:name="P30" style:family="paragraph" style:parent-style-name="Preformatted_20_Text">
      <style:paragraph-properties fo:margin-left="0cm" fo:margin-right="0cm" fo:margin-top="0cm" fo:margin-bottom="0cm" loext:contextual-spacing="false" fo:text-indent="0cm" style:auto-text-indent="false"/>
      <style:text-properties style:font-name="Linux Biolinum G" fo:font-size="12pt" officeooo:paragraph-rsid="0026f1f8" style:font-size-asian="12pt" style:font-size-complex="12pt"/>
    </style:style>
    <style:style style:name="P31"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officeooo:rsid="002a7aac" officeooo:paragraph-rsid="002a7aac"/>
    </style:style>
    <style:style style:name="P35" style:family="paragraph" style:parent-style-name="Standard" style:list-style-name="L2">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6" style:family="paragraph" style:parent-style-name="Index" style:list-style-name="L5">
      <style:paragraph-properties fo:text-align="start" style:justify-single-word="false"/>
      <style:text-properties fo:font-size="12pt" fo:font-weight="normal" officeooo:rsid="0026c3ae" officeooo:paragraph-rsid="0026c3ae" style:font-size-asian="12pt" style:font-weight-asian="normal" style:font-size-complex="12pt" style:font-weight-complex="normal"/>
    </style:style>
    <style:style style:name="P37" style:family="paragraph" style:parent-style-name="Index" style:list-style-name="L9">
      <style:paragraph-properties fo:text-align="start" style:justify-single-word="false"/>
      <style:text-properties fo:font-size="12pt" fo:font-weight="normal" officeooo:rsid="00213ab2" officeooo:paragraph-rsid="00213ab2" style:font-size-asian="12pt" style:font-weight-asian="normal" style:font-size-complex="12pt" style:font-weight-complex="normal"/>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Text_20_body" style:list-style-name="L1">
      <style:paragraph-properties fo:text-align="justify" style:justify-single-word="false"/>
    </style:style>
    <style:style style:name="P42" style:family="paragraph" style:parent-style-name="Text_20_body" style:list-style-name="L6">
      <style:paragraph-properties fo:text-align="start" style:justify-single-word="false"/>
      <style:text-properties fo:font-size="14pt" fo:font-weight="normal" officeooo:rsid="001a7330" officeooo:paragraph-rsid="0026f1f8" style:font-size-asian="14pt" style:font-weight-asian="normal" style:font-size-complex="14pt" style:font-weight-complex="normal"/>
    </style:style>
    <style:style style:name="P43" style:family="paragraph" style:parent-style-name="Text_20_body" style:list-style-name="L6">
      <style:paragraph-properties fo:text-align="start" style:justify-single-word="false"/>
      <style:text-properties fo:font-size="14pt" fo:font-weight="normal" officeooo:rsid="001a7330" officeooo:paragraph-rsid="001a7330" style:font-size-asian="14pt" style:font-weight-asian="normal" style:font-size-complex="14pt" style:font-weight-complex="normal"/>
    </style:style>
    <style:style style:name="P44" style:family="paragraph" style:parent-style-name="Text_20_body" style:list-style-name="L6">
      <style:paragraph-properties fo:text-align="start" style:justify-single-word="false"/>
      <style:text-properties fo:font-size="14pt" fo:font-weight="normal" officeooo:rsid="00213ab2" officeooo:paragraph-rsid="0026f1f8" style:font-size-asian="14pt" style:font-weight-asian="normal" style:font-size-complex="14pt" style:font-weight-complex="normal"/>
    </style:style>
    <style:style style:name="P45" style:family="paragraph" style:parent-style-name="Text_20_body" style:list-style-name="L7">
      <style:paragraph-properties fo:text-align="start" style:justify-single-word="false"/>
      <style:text-properties fo:font-size="14pt" fo:font-weight="normal" officeooo:rsid="0026f1f8" officeooo:paragraph-rsid="0026f1f8" style:font-size-asian="14pt" style:font-weight-asian="normal" style:font-size-complex="14pt" style:font-weight-complex="normal"/>
    </style:style>
    <style:style style:name="P46" style:family="paragraph" style:parent-style-name="Text_20_body" style:list-style-name="L7">
      <style:paragraph-properties fo:text-align="start" style:justify-single-word="false"/>
      <style:text-properties style:font-name="Linux Biolinum G" fo:font-size="12pt" fo:font-weight="normal" officeooo:rsid="0026f1f8" officeooo:paragraph-rsid="0026f1f8"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color="#000000" officeooo:rsid="002a7aac" officeooo:paragraph-rsid="002a7aac"/>
    </style:style>
    <style:style style:name="P48" style:family="paragraph" style:parent-style-name="Text_20_body">
      <style:paragraph-properties fo:margin-left="0cm" fo:margin-right="0cm" fo:margin-top="0.265cm" fo:margin-bottom="0.132cm" loext:contextual-spacing="false" style:line-height-at-least="0.661cm" fo:widows="1" fo:text-indent="0cm" style:auto-text-indent="false"/>
      <style:text-properties fo:font-variant="normal" fo:text-transform="none" fo:color="#000000" style:font-name="Linux Libertine G1" fo:font-size="11pt" fo:letter-spacing="normal" fo:font-style="normal" fo:font-weight="normal" style:font-size-asian="11pt" style:font-size-complex="11pt"/>
    </style:style>
    <style:style style:name="P49" style:family="paragraph" style:parent-style-name="Preformatted_20_Text" style:list-style-name="L7">
      <style:paragraph-properties fo:text-align="start" style:justify-single-word="false"/>
      <style:text-properties style:font-name="Linux Biolinum G" fo:font-size="12pt" fo:font-weight="normal" officeooo:rsid="0026f1f8" officeooo:paragraph-rsid="0026f1f8" style:font-size-asian="12pt" style:font-weight-asian="normal" style:font-size-complex="12pt" style:font-weight-complex="normal"/>
    </style:style>
    <style:style style:name="P50" style:family="paragraph" style:parent-style-name="Preformatted_20_Text" style:list-style-name="L8">
      <style:paragraph-properties fo:margin-top="0cm" fo:margin-bottom="0cm" loext:contextual-spacing="false"/>
      <style:text-properties fo:color="#000000" style:font-name="Linux Biolinum G" fo:font-size="12pt" officeooo:rsid="0026f1f8" officeooo:paragraph-rsid="0026f1f8" style:font-size-asian="12pt" style:font-size-complex="12pt"/>
    </style:style>
    <style:style style:name="P51" style:family="paragraph" style:parent-style-name="LushGreen_7e_LT_7e_Gliederung_20_1">
      <style:paragraph-properties fo:text-align="justify" style:justify-single-word="false"/>
      <style:text-properties officeooo:paragraph-rsid="002a7aac"/>
    </style:style>
    <style:style style:name="P52" style:family="paragraph" style:parent-style-name="LushGreen_7e_LT_7e_Gliederung_20_1">
      <style:paragraph-properties fo:text-align="justify" style:justify-single-word="false"/>
      <style:text-properties fo:color="#000000" style:font-name="Linux Libertine G1" fo:font-size="11pt" officeooo:paragraph-rsid="002a7aac" style:font-size-asian="11pt" style:font-size-complex="11pt"/>
    </style:style>
    <style:style style:name="P53" style:family="paragraph" style:parent-style-name="LushGreen_7e_LT_7e_Gliederung_20_1">
      <style:paragraph-properties fo:text-align="justify" style:justify-single-word="false"/>
      <style:text-properties fo:color="#000000" style:font-name="Linux Libertine G1" fo:font-size="11pt" officeooo:rsid="002a7aac" officeooo:paragraph-rsid="002a7aac" style:font-size-asian="11pt" style:font-size-complex="11pt"/>
    </style:style>
    <style:style style:name="T1" style:family="text">
      <style:text-properties fo:font-size="12pt" style:font-size-asian="12pt" style:font-size-complex="12pt"/>
    </style:style>
    <style:style style:name="T2" style:family="text">
      <style:text-properties fo:font-size="12pt" officeooo:rsid="002a7aac" style:font-size-asian="12pt" style:font-size-complex="12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a7330" style:font-style-asian="italic" style:font-weight-asian="bold" style:font-style-complex="italic" style:font-weight-complex="bold"/>
    </style:style>
    <style:style style:name="T5" style:family="text">
      <style:text-properties officeooo:rsid="00189e95"/>
    </style:style>
    <style:style style:name="T6" style:family="text">
      <style:text-properties officeooo:rsid="001a7330"/>
    </style:style>
    <style:style style:name="T7" style:family="text">
      <style:text-properties officeooo:rsid="002098dd"/>
    </style:style>
    <style:style style:name="T8" style:family="text">
      <style:text-properties officeooo:rsid="00213ab2"/>
    </style:style>
    <style:style style:name="T9" style:family="text">
      <style:text-properties officeooo:rsid="00220cf3"/>
    </style:style>
    <style:style style:name="T10" style:family="text">
      <style:text-properties fo:color="#000000"/>
    </style:style>
    <style:style style:name="T11" style:family="text">
      <style:text-properties fo:color="#000000" style:font-name="Times New Roman" fo:font-size="11pt" style:font-size-asian="11pt"/>
    </style:style>
    <style:style style:name="T12" style:family="text">
      <style:text-properties fo:color="#000000" style:font-name="Times New Roman" fo:font-size="11pt" fo:font-weight="normal" style:font-size-asian="11pt" style:font-weight-asian="normal" style:font-size-complex="14pt" style:font-weight-complex="normal"/>
    </style:style>
    <style:style style:name="T13" style:family="text">
      <style:text-properties fo:color="#000000" style:font-name="Cambria,Bold" fo:font-size="11pt" fo:font-weight="bold" style:font-size-asian="11pt" style:font-weight-asian="bold"/>
    </style:style>
    <style:style style:name="T14" style:family="text">
      <style:text-properties fo:color="#000000" style:font-name="Courier New" fo:font-size="11pt" style:font-size-asian="11pt"/>
    </style:style>
    <style:style style:name="T15" style:family="text">
      <style:text-properties fo:color="#000000" style:font-name="Wingdings" fo:font-size="11pt" style:font-size-asian="11pt"/>
    </style:style>
    <style:style style:name="T16" style:family="text">
      <style:text-properties fo:color="#000000" style:font-name="Symbol" fo:font-size="11pt" style:font-size-asian="11pt"/>
    </style:style>
    <style:style style:name="T17" style:family="text">
      <style:text-properties fo:color="#000000" style:font-name="Symbol" fo:font-size="11pt" fo:font-weight="normal" style:font-size-asian="11pt" style:font-weight-asian="normal" style:font-size-complex="14pt" style:font-weight-complex="normal"/>
    </style:style>
    <style:style style:name="T18" style:family="text">
      <style:text-properties fo:color="#000000" officeooo:rsid="0026f1f8"/>
    </style:style>
    <style:style style:name="T19" style:family="text">
      <style:text-properties fo:color="#000000" style:font-name="Linux Libertine G1" fo:font-size="11pt" officeooo:rsid="002a7aac" style:font-size-asian="11pt" style:font-size-complex="11pt"/>
    </style:style>
    <style:style style:name="T20" style:family="text">
      <style:text-properties fo:color="#000000" style:font-name="Linux Libertine G"/>
    </style:style>
    <style:style style:name="T21" style:family="text">
      <style:text-properties fo:color="#818181" style:font-name="Wingdings" fo:font-size="11pt" style:font-size-asian="11pt"/>
    </style:style>
    <style:style style:name="T22" style:family="text">
      <style:text-properties fo:color="#818181" style:font-name="Times New Roman,Bold" fo:font-size="11pt" fo:font-weight="bold" style:font-size-asian="11pt" style:font-weight-asian="bold"/>
    </style:style>
    <style:style style:name="T23" style:family="text">
      <style:text-properties fo:color="#818181" style:font-name="Times New Roman" fo:font-size="11pt" style:font-size-asian="11pt"/>
    </style:style>
    <style:style style:name="T24" style:family="text">
      <style:text-properties fo:color="#818181" style:font-name="Times New Roman" fo:font-size="11pt" fo:font-weight="normal" style:font-size-asian="11pt" style:font-weight-asian="normal" style:font-size-complex="14pt" style:font-weight-complex="normal"/>
    </style:style>
    <style:style style:name="T25" style:family="text">
      <style:text-properties fo:color="#818181" style:font-name="Courier New" fo:font-size="11pt" style:font-size-asian="11pt"/>
    </style:style>
    <style:style style:name="T26" style:family="text">
      <style:text-properties officeooo:rsid="0026c3ae"/>
    </style:style>
    <style:style style:name="T27" style:family="text">
      <style:text-properties officeooo:rsid="0026f1f8"/>
    </style:style>
    <style:style style:name="T28" style:family="text">
      <style:text-properties fo:color="#808000"/>
    </style:style>
    <style:style style:name="T29" style:family="text">
      <style:text-properties fo:color="#c0c0c0"/>
    </style:style>
    <style:style style:name="T30" style:family="text">
      <style:text-properties fo:color="#800000"/>
    </style:style>
    <style:style style:name="T31" style:family="text">
      <style:text-properties fo:color="#800000" style:font-name="Linux Libertine G1" fo:font-size="11pt" officeooo:rsid="002a7aac" style:font-size-asian="11pt" style:font-size-complex="11pt"/>
    </style:style>
    <style:style style:name="T32" style:family="text">
      <style:text-properties fo:color="#800000" style:font-name="Linux Libertine G"/>
    </style:style>
    <style:style style:name="T33" style:family="text">
      <style:text-properties fo:color="#800080"/>
    </style:style>
    <style:style style:name="T34" style:family="text">
      <style:text-properties officeooo:rsid="0028f1a3"/>
    </style:style>
    <style:style style:name="T35" style:family="text">
      <style:text-properties officeooo:rsid="002a0a10"/>
    </style:style>
    <style:style style:name="T36" style:family="text">
      <style:text-properties officeooo:rsid="002a14e2"/>
    </style:style>
    <style:style style:name="T37" style:family="text">
      <style:text-properties officeooo:rsid="002a7aac"/>
    </style:style>
    <style:style style:name="T38" style:family="text">
      <style:text-properties style:font-name="Linux Libertine G"/>
    </style:style>
    <style:style style:name="T39" style:family="text">
      <style:text-properties style:font-name="Linux Libertine G" fo:font-size="12pt" officeooo:rsid="002a7aac" style:font-size-asian="12pt" style:font-size-complex="12pt"/>
    </style:style>
    <style:style style:name="T40" style:family="text">
      <style:text-properties style:font-name="Linux Libertine G" officeooo:rsid="002a7aac" style:font-size-asian="12pt" style:font-size-complex="12pt"/>
    </style:style>
    <style:style style:name="T41" style:family="text">
      <style:text-properties fo:font-variant="normal" fo:text-transform="none" fo:color="#000000" style:font-name="Arial" fo:font-size="9pt" fo:letter-spacing="normal" fo:font-style="normal" fo:font-weight="normal"/>
    </style:style>
    <style:style style:name="T42" style:family="text">
      <style:text-properties fo:font-variant="normal" fo:text-transform="none" fo:color="#000000" fo:font-size="9pt" fo:letter-spacing="normal" fo:font-style="normal" fo:font-weight="normal"/>
    </style:style>
    <style:style style:name="T43" style:family="text">
      <style:text-properties fo:font-variant="normal" fo:text-transform="none" fo:color="#000000" fo:letter-spacing="normal" fo:font-style="normal" fo:font-weight="normal"/>
    </style:style>
    <style:style style:name="T44" style:family="text">
      <style:text-properties fo:font-variant="normal" fo:text-transform="none" fo:color="#000000" style:text-line-through-style="none" style:text-line-through-type="none" style:font-name="Linux Libertine G1" fo:font-size="11pt" fo:letter-spacing="normal" fo:font-style="normal" style:text-underline-style="none" fo:font-weight="bold" style:text-blinking="false" style:font-size-asian="11pt" style:font-size-complex="11pt"/>
    </style:style>
    <style:style style:name="T45" style:family="text">
      <style:text-properties fo:font-variant="normal" fo:text-transform="none" fo:color="#000000" style:font-name="Linux Libertine G1" fo:font-size="11pt" fo:letter-spacing="normal" style:font-size-asian="11pt" style:font-size-complex="11pt"/>
    </style:style>
    <style:style style:name="T46" style:family="text">
      <style:text-properties fo:font-variant="normal" fo:text-transform="none" fo:color="#000000" style:font-name="Linux Libertine G1" fo:font-size="11pt" fo:letter-spacing="normal" fo:font-style="normal" fo:font-weight="normal" style:font-size-asian="11pt" style:font-size-complex="11pt"/>
    </style:style>
    <style:style style:name="T47" style:family="text">
      <style:text-properties fo:font-variant="normal" fo:text-transform="none" fo:color="#000000" style:font-name="source-sans-pro" fo:font-size="13.5pt" fo:letter-spacing="normal" fo:font-style="normal" fo:font-weight="normal"/>
    </style:style>
    <style:style style:name="T48" style:family="text">
      <style:text-properties fo:font-variant="normal" fo:text-transform="none" fo:color="#333333" style:font-name="Linux Libertine G" fo:font-size="11.25pt" fo:letter-spacing="normal" fo:font-style="normal" fo:font-weight="normal"/>
    </style:style>
    <style:style style:name="T49" style:family="text">
      <style:text-properties fo:font-variant="normal" fo:text-transform="none" fo:color="#333333" fo:font-size="11.25pt" fo:letter-spacing="normal" fo:font-style="normal" fo:font-weight="normal"/>
    </style:style>
    <style:style style:name="T50" style:family="text">
      <style:text-properties fo:font-variant="normal" fo:text-transform="none" fo:color="#333333" fo:letter-spacing="normal" fo:font-style="normal" fo:font-weight="normal"/>
    </style:style>
    <style:style style:name="T51" style:family="text">
      <style:text-properties fo:font-variant="normal" fo:text-transform="none" fo:color="#a399cd" style:text-line-through-style="none" style:text-line-through-type="none" style:font-name="source-sans-pro" fo:font-size="13.5pt" fo:letter-spacing="normal" fo:font-style="normal" style:text-underline-style="none" fo:font-weight="bold" style:text-blinking="false"/>
    </style:style>
    <style:style style:name="T52" style:family="text">
      <style:text-properties fo:font-variant="normal" fo:text-transform="none" fo:color="#a399cd" style:text-line-through-style="none" style:text-line-through-type="none" style:font-name="Linux Libertine G1" fo:font-size="13.5pt" fo:letter-spacing="normal" fo:font-style="normal" style:text-underline-style="none" fo:font-weight="bold" style:text-blinking="false"/>
    </style:style>
    <style:style style:name="T53" style:family="text">
      <style:text-properties fo:font-variant="normal" fo:text-transform="none" fo:color="#413b52" style:font-name="Linux Libertine G" fo:letter-spacing="normal"/>
    </style:style>
    <style:style style:name="T54" style:family="text">
      <style:text-properties fo:font-variant="normal" fo:text-transform="none" fo:color="#413b52" style:font-name="source-sans-pro" fo:font-size="13.5pt" fo:letter-spacing="normal" fo:font-style="normal" fo:font-weight="normal"/>
    </style:style>
    <style:style style:name="T55" style:family="text">
      <style:text-properties fo:font-variant="normal" fo:text-transform="none" fo:color="#413b52" style:font-name="Linux Libertine G1" fo:letter-spacing="normal"/>
    </style:style>
    <style:style style:name="T56" style:family="text">
      <style:text-properties fo:font-variant="normal" fo:text-transform="none" fo:color="#413b52" style:font-name="Linux Libertine G1" fo:font-size="13.5pt" fo:letter-spacing="normal" fo:font-style="normal" fo:font-weight="normal"/>
    </style:style>
    <style:style style:name="T57" style:family="text">
      <style:text-properties fo:font-variant="normal" fo:text-transform="none" fo:color="#413b52" style:font-name="Linux Libertine G1" fo:font-size="11pt" fo:letter-spacing="normal" fo:font-style="normal" fo:font-weight="normal" style:font-size-asian="11pt" style:font-size-complex="11pt"/>
    </style:style>
    <style:style style:name="T58" style:family="text">
      <style:text-properties fo:font-variant="normal" fo:text-transform="none" fo:color="#800000" style:text-line-through-style="none" style:text-line-through-type="none" style:font-name="Linux Libertine G1" fo:font-size="13.5pt" fo:letter-spacing="normal" fo:font-style="normal" style:text-underline-style="none" fo:font-weight="bold" style:text-blinking="false"/>
    </style:style>
    <style:style style:name="T59" style:family="text">
      <style:text-properties fo:font-variant="normal" fo:text-transform="none" fo:color="#800000" style:text-line-through-style="none" style:text-line-through-type="none" style:font-name="Linux Libertine G1" fo:font-size="11pt" fo:letter-spacing="normal" fo:font-style="normal" style:text-underline-style="none" fo:font-weight="bold" style:text-blinking="false" style:font-size-asian="11pt" style:font-size-complex="11pt"/>
    </style:style>
    <style:style style:name="T60" style:family="text">
      <style:text-properties fo:font-variant="normal" fo:text-transform="none" fo:color="#800000" style:font-name="Linux Libertine G1" fo:letter-spacing="normal"/>
    </style:style>
    <style:style style:name="T61" style:family="text">
      <style:text-properties fo:font-variant="normal" fo:text-transform="none" fo:color="#800000" style:font-name="Linux Libertine G1" fo:font-size="13.5pt" fo:letter-spacing="normal" fo:font-style="normal" fo:font-weight="normal"/>
    </style:style>
    <style:style style:name="T62" style:family="text">
      <style:text-properties fo:font-variant="normal" fo:text-transform="none" fo:color="#800000" style:font-name="Linux Libertine G1" fo:font-size="11pt" fo:letter-spacing="normal" style:font-size-asian="11pt" style:font-size-complex="11pt"/>
    </style:style>
    <style:style style:name="T63" style:family="text">
      <style:text-properties fo:font-variant="normal" fo:text-transform="none" fo:color="#800000" style:font-name="Linux Libertine G1" fo:font-size="11pt" fo:letter-spacing="normal" fo:font-style="normal" fo:font-weight="normal" style:font-size-asian="11pt" style:font-size-complex="11pt"/>
    </style:style>
    <style:style style:name="T64" style:family="text">
      <style:text-properties fo:font-variant="normal" fo:text-transform="none" fo:color="#800000" style:font-name="source-sans-pro" fo:font-size="13.5pt" fo:letter-spacing="normal" fo:font-style="normal" fo:font-weight="normal"/>
    </style:style>
    <style:style style:name="T65" style:family="text">
      <style:text-properties fo:font-variant="normal" fo:text-transform="none" fo:letter-spacing="normal" fo:font-style="normal" fo:font-weight="normal"/>
    </style:style>
    <style:style style:name="T66" style:family="text">
      <style:text-properties fo:font-variant="normal" fo:text-transform="none" style:text-line-through-style="none" style:text-line-through-type="none" style:font-name="Linux Libertine G1" fo:font-size="11pt" fo:letter-spacing="normal" fo:font-style="normal" style:text-underline-style="none" fo:font-weight="bold" style:text-blinking="false" style:font-size-asian="11pt" style:font-size-complex="11pt"/>
    </style:style>
    <style:style style:name="T67" style:family="text">
      <style:text-properties fo:font-variant="normal" fo:text-transform="none" style:font-name="Linux Libertine G1" fo:font-size="11pt" fo:letter-spacing="normal" style:font-size-asian="11pt" style:font-size-complex="11pt"/>
    </style:style>
    <style:style style:name="T68" style:family="text">
      <style:text-properties fo:font-variant="normal" fo:text-transform="none" style:font-name="Linux Libertine G1" fo:font-size="11pt" fo:letter-spacing="normal" fo:font-style="normal" fo:font-weight="normal" style:font-size-asian="11pt" style:font-size-complex="11pt"/>
    </style:style>
    <style:style style:name="T69" style:family="text">
      <style:text-properties fo:font-variant="normal" fo:text-transform="none" style:font-name="source-sans-pro" fo:font-size="13.5pt" fo:letter-spacing="normal" fo:font-style="normal" fo:font-weight="normal"/>
    </style:style>
    <style:style style:name="T70" style:family="text">
      <style:text-properties style:font-name="Linux Libertine G1" fo:font-size="12pt" officeooo:rsid="002a7aac" style:font-size-asian="12pt" style:font-size-complex="12pt"/>
    </style:style>
    <style:style style:name="T71" style:family="text">
      <style:text-properties style:font-name="Linux Libertine G1" fo:font-size="11pt" officeooo:rsid="002a7aac" style:font-size-asian="11pt" style:font-size-complex="11pt"/>
    </style:style>
    <style:style style:name="T72" style:family="text">
      <style:text-properties officeooo:rsid="002a7aac"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40" text:outline-level="2"/>
      <text:table-of-content text:style-name="Sect1" text:protected="true"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6"><text:a xlink:type="simple" xlink:href="#__RefHeading___Toc336_1132182468" text:style-name="Index_20_Link" text:visited-style-name="Index_20_Link">I. Cel projektu<text:tab/>2</text:a></text:p>
          <text:p text:style-name="P16"><text:a xlink:type="simple" xlink:href="#__RefHeading___Toc338_1132182468" text:style-name="Index_20_Link" text:visited-style-name="Index_20_Link">II. Opis systemu<text:tab/>3</text:a></text:p>
          <text:p text:style-name="P17"><text:a xlink:type="simple" xlink:href="#__RefHeading___Toc1077_1132182468" text:style-name="Index_20_Link" text:visited-style-name="Index_20_Link">1. Opis<text:tab/>3</text:a></text:p>
          <text:p text:style-name="P17"><text:a xlink:type="simple" xlink:href="#__RefHeading___Toc1287_1132182468" text:style-name="Index_20_Link" text:visited-style-name="Index_20_Link">2. Użytkownicy<text:tab/>3</text:a></text:p>
          <text:p text:style-name="P18"><text:a xlink:type="simple" xlink:href="#__RefHeading___Toc1289_1132182468" text:style-name="Index_20_Link" text:visited-style-name="Index_20_Link">2a. Drukarz<text:tab/>3</text:a></text:p>
          <text:p text:style-name="P18"><text:a xlink:type="simple" xlink:href="#__RefHeading___Toc1291_1132182468" text:style-name="Index_20_Link" text:visited-style-name="Index_20_Link">2b. Pakowacz<text:tab/>4</text:a></text:p>
          <text:p text:style-name="P18"><text:a xlink:type="simple" xlink:href="#__RefHeading___Toc1293_1132182468" text:style-name="Index_20_Link" text:visited-style-name="Index_20_Link">2c. Manager<text:tab/>4</text:a></text:p>
          <text:p text:style-name="P18"><text:a xlink:type="simple" xlink:href="#__RefHeading___Toc1295_1132182468" text:style-name="Index_20_Link" text:visited-style-name="Index_20_Link">2d. Administrator<text:tab/>4</text:a></text:p>
          <text:p text:style-name="P16"><text:a xlink:type="simple" xlink:href="#__RefHeading___Toc1297_1132182468" text:style-name="Index_20_Link" text:visited-style-name="Index_20_Link">III</text:a><text:a xlink:type="simple" xlink:href="#__RefHeading___Toc1297_1132182468" text:style-name="Index_20_Link" text:visited-style-name="Index_20_Link">. Opis systemu z poziomu poszczególnych pracowników<text:tab/>5</text:a></text:p>
          <text:p text:style-name="P17"><text:a xlink:type="simple" xlink:href="#__RefHeading___Toc1299_1132182468" text:style-name="Index_20_Link" text:visited-style-name="Index_20_Link">3a. Opis systemu z poziomu drukarza<text:tab/>5</text:a></text:p>
          <text:p text:style-name="P17"><text:a xlink:type="simple" xlink:href="#__RefHeading___Toc1301_1132182468" text:style-name="Index_20_Link" text:visited-style-name="Index_20_Link">3b. Opis systemu z poziomu pakowacza<text:tab/>5</text:a></text:p>
          <text:p text:style-name="P17"><text:a xlink:type="simple" xlink:href="#__RefHeading___Toc1303_1132182468" text:style-name="Index_20_Link" text:visited-style-name="Index_20_Link">3c. Opis systemu z poziomu managera<text:tab/>6</text:a></text:p>
          <text:p text:style-name="P17"><text:a xlink:type="simple" xlink:href="#__RefHeading___Toc1305_1132182468" text:style-name="Index_20_Link" text:visited-style-name="Index_20_Link">3d. Opis systemu z poziomu administratora<text:tab/>6</text:a></text:p>
          <text:p text:style-name="P17"><text:a xlink:type="simple" xlink:href="#__RefHeading___Toc1520_1132182468" text:style-name="Index_20_Link" text:visited-style-name="Index_20_Link">IV</text:a><text:a xlink:type="simple" xlink:href="#__RefHeading___Toc1520_1132182468" text:style-name="Index_20_Link" text:visited-style-name="Index_20_Link">.</text:a><text:a xlink:type="simple" xlink:href="#__RefHeading___Toc1520_1132182468" text:style-name="Index_20_Link" text:visited-style-name="Index_20_Link"> Typy zamówień (typy danych)<text:tab/>7</text:a></text:p>
          <text:p text:style-name="P16"><text:a xlink:type="simple" xlink:href="#__RefHeading___Toc1307_1132182468" text:style-name="Index_20_Link" text:visited-style-name="Index_20_Link">V</text:a><text:a xlink:type="simple" xlink:href="#__RefHeading___Toc1307_1132182468" text:style-name="Index_20_Link" text:visited-style-name="Index_20_Link">.</text:a><text:a xlink:type="simple" xlink:href="#__RefHeading___Toc1307_1132182468" text:style-name="Index_20_Link" text:visited-style-name="Index_20_Link"> Środowisko<text:tab/>7</text:a></text:p>
          <text:p text:style-name="P16"><text:a xlink:type="simple" xlink:href="#__RefHeading___Toc1309_1132182468" text:style-name="Index_20_Link" text:visited-style-name="Index_20_Link">VI. Słownik pojęć<text:tab/>7</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 text:outline-level="1"/>
      <text:h text:style-name="P39" text:outline-level="1"><text:bookmark-start text:name="__RefHeading___Toc336_1132182468"/>I. Cel projektu<text:bookmark-end text:name="__RefHeading___Toc336_1132182468"/></text:h>
      <text:p text:style-name="Text_20_body"/>
      <text:p text:style-name="P9"><text:tab/>Celem projektu jest opracowanie systemu wspomagającego zarządzanie zleceniami w drukarni. System ma za zadanie przechowywać informacje na temat pracowników, zleceń oraz ich statusów. <text:s/></text:p>
      <text:p text:style-name="P47">1a Narzędzia jakich użyliśmy do stworzenia projektu:</text:p>
      <text:p text:style-name="P52"><text:span text:style-name="T37">Visual Paradigm (12.2 Standard Edition) - </text:span><text:span text:style-name="T65">Visual Paradigm to oprogramowanie narzędziowe służące do modelowania procesów biznesowych oraz modelowania systemów informatycznych. Wspiera w pełni standardy BPMN oraz UML 2.1 (a także w części SysML), umożliwiając tworzenie aplikacji w pełnym cyklu wytwórczym od modelowania procesów biznesowych i analizy systemu poprzez projektowanie aż do implementacji, z uwzględnieniem modelowania wymagań oraz modelowania struktury baz danych. </text:span> </text:p>
      <text:p text:style-name="P52"><text:span text:style-name="T37">QT 5.5 - </text:span><text:span text:style-name="T65">Qt to przenośna biblioteka napisana w C++ i posiadająca API dla szeregu innych języków, której przeznaczeniem jest tworzenie złożonych aplikacji desktopowych z graficznym interfejsem. Dostępna jest pod MS Windows, Windows CE/Mobile, Mac OS X, Linuksa/X11, a także na jego wbudowane odmiany, czy Maemo, oraz Symbiana.</text:span></text:p>
      <text:p text:style-name="P48">Qt jest obecnie praktycznie najlepszą platformą do pisania przenośnych aplikacji deskopowych, znacznie przewyższającą inne biblioteki jak GTK czy WxWidgets. Wsparcie firm i organizacji takich jak Nokia, KDE zapewnia wysoką jakość produktu, oraz dużą ilość programistów, zasobów i wsparcia.</text:p>
      <text:p text:style-name="P53"/>
      <text:p text:style-name="P51"><text:span text:style-name="T19">GitHub - </text:span><text:a xlink:type="simple" xlink:href="https://github.com/" text:style-name="Internet_20_link" text:visited-style-name="Visited_20_Internet_20_Link"><text:span text:style-name="T44">GitHub</text:span></text:a><text:span text:style-name="T45"> </text:span><text:span text:style-name="T46">jest społecznościowym repozytorium dla projektów open-source bazujących na systemie kontroli wersji </text:span><text:a xlink:type="simple" xlink:href="http://git-scm.com/" text:style-name="Internet_20_link" text:visited-style-name="Visited_20_Internet_20_Link"><text:span text:style-name="T44">Git</text:span></text:a><text:span text:style-name="T45"> </text:span><text:span text:style-name="T46">i jego podstawową funkcją jest ułatwienie współdzielenia kodu i współpracy przy pracy nad projektam</text:span><text:span text:style-name="T47">i.</text:span><text:span text:style-name="T20"> </text:span></text:p>
      <text:p text:style-name="P34"/>
      <text:h text:style-name="Heading_20_1" text:outline-level="1"><text:bookmark-start text:name="__RefHeading___Toc338_1132182468"/>II. Opis systemu<text:bookmark-end text:name="__RefHeading___Toc338_1132182468"/></text:h>
      <text:h text:style-name="Heading_20_2" text:outline-level="2"><text:bookmark-start text:name="__RefHeading___Toc1077_1132182468"/><text:span text:style-name="T5">1. </text:span>Opis<text:bookmark-end text:name="__RefHeading___Toc1077_1132182468"/></text:h>
      <text:p text:style-name="P9"><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7366840211357733327" text:style-name="L1">
        <text:list-item>
          <text:list>
            <text:list-item>
              <text:p text:style-name="P41">Drukarz – osoba, która drukuje zamówienie klienta, dodaje je do systemu, uzupełnia wszystkie wymagane pola w aplikacji (dane klienta, produkty zamówione oraz ich ilości, dodatkowe uwagi zamawiającego).</text:p>
            </text:list-item>
            <text:list-item>
              <text:p text:style-name="P41">Manager – osoba, która zarządza zleceniami, przypisuje je poszczególnym użytkownikom. Kontroluje statusy zleceń oraz sprawdza wydajność pracowników. </text:p>
            </text:list-item>
            <text:list-item>
              <text:p text:style-name="P41">Administrator – osoba, która dodaje nowych użytkowników <text:span text:style-name="T9">do bazy danych</text:span> oraz zarządza istniejącymi kontami. Uzupełnia listę dostępnych produktów. Czuwa nad <text:soft-page-break/>poprawnością działania aplikacji.</text:p>
            </text:list-item>
          </text:list>
        </text:list-item>
      </text:list>
      <text:p text:style-name="P9"><text:tab/>Wszyscy prac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2"/>
      <text:p text:style-name="P2"/>
      <text:p text:style-name="P2"/>
      <text:p text:style-name="P2"/>
      <text:h text:style-name="Heading_20_2" text:outline-level="2"><text:bookmark-start text:name="__RefHeading___Toc1287_1132182468"/>2. Użytkownicy<text:bookmark-end text:name="__RefHeading___Toc1287_1132182468"/></text:h>
      <text:p text:style-name="P2"/>
      <text:p text:style-name="P10"><text:tab/>System jest dostępny tylko dla wcześniej zdefiniowanych użytkowników, którzy muszą się zalogować indywidualnym loginem oraz hasłem. Są podzieleni na kilka grup, każda z nich ma inne uprawnienia oraz zadania. </text:p>
      <text:h text:style-name="Heading_20_3" text:outline-level="3"><text:bookmark-start text:name="__RefHeading___Toc1289_1132182468"/>2a. Drukarz<text:bookmark-end text:name="__RefHeading___Toc1289_1132182468"/></text:h>
      <text:p text:style-name="P2"/>
      <text:p text:style-name="P9"><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h text:style-name="Heading_20_3" text:outline-level="3"><text:bookmark-start text:name="__RefHeading___Toc1293_1132182468"/>2c. Manager<text:bookmark-end text:name="__RefHeading___Toc1293_1132182468"/></text:h>
      <text:p text:style-name="P2"/>
      <text:p text:style-name="P9"><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h text:style-name="Heading_20_3" text:outline-level="3"><text:bookmark-start text:name="__RefHeading___Toc1295_1132182468"/>2d. Administrator<text:bookmark-end text:name="__RefHeading___Toc1295_1132182468"/></text:h>
      <text:p text:style-name="P2"/>
      <text:p text:style-name="P9"><text:tab/>Administrator uzupełnia słownik bazy danych, nazwy produktów oraz ich dostępność. Zarządza kontami użytkowników. Jest wsparciem technicznym systemu. </text:p>
      <text:h text:style-name="P39" text:outline-level="1"><text:bookmark-start text:name="__RefHeading___Toc1297_1132182468"/><text:span text:style-name="T4">III</text:span>. Opis systemu z poziomu poszczególnych pracowników<text:bookmark-end text:name="__RefHeading___Toc1297_1132182468"/></text:h>
      <text:p text:style-name="P13"/>
      <text:h text:style-name="Heading_20_2" text:outline-level="2"><text:bookmark-start text:name="__RefHeading___Toc1299_1132182468"/>3a. Opis systemu z poziomu drukarza<text:bookmark-end text:name="__RefHeading___Toc1299_1132182468"/></text:h>
      <text:p text:style-name="P13"/>
      <text:p text:style-name="P13"><text:tab/><text:span text:style-name="T1">Po włączeniu aplikacji, użytkownik musi zalogować się używając swojego unikalnego loginu oraz hasła. Na ekranie głównym ukazuje się lista wcześniej dodanych zamówień które jeszcze nie zostały skończone, w przypadku pierwszego logowania lista jest pusta. Dodatkowo na ekranie widnieją dwie opcje:</text:span></text:p>
      <text:list xml:id="list3158420332584501489" text:style-name="L2">
        <text:list-item>
          <text:list>
            <text:list-item>
              <text:p text:style-name="P35">Dodaj nowe zamówienie – wybierając tą opcje drukarz otwiera formularz dodawania nowego zamówienia.</text:p>
            </text:list-item>
          </text:list>
        </text:list-item>
      </text:list>
      <text:p text:style-name="P14"/>
      <text:p text:style-name="P14"/>
      <text:p text:style-name="P14">Zamówienie automatycznie dostaje przypisany status: „wydrukowane”. Drukarz uzupełnia dane klienta, jego imię i nazwisko, oraz adres email. Następnie uzupełnia produkty w zamówieniu. Wpisuje ich nazwy oraz podaje ilości. Klikając „dodaj produkt” pokazuję się kolejna linia „Produkt 2:” (maksymalnie jedno zamówienie może mieć 10 produktów). Po zakończeniu uzupełniania danych Drukarz klika dodaj zamówienie. System zapisuje zamówienie w bazie danych oraz nadaje mu unikatowy numer ID. Po dodaniu zamówienia aplikacja wraca do strony startowej. Drukarz widzi nowe zamówienie oraz jego numer ID. Po zakończeniu pracy Drukarz wybiera <text:s/>opcję „wyloguj” aby wylogować się z systemu. </text:p>
      <text:p text:style-name="P13"/>
      <text:p text:style-name="P15"/>
      <text:h text:style-name="Heading_20_2" text:outline-level="2"><text:bookmark-start text:name="__RefHeading___Toc1301_1132182468"/>3b. Opis systemu z poziomu pakowacza<text:bookmark-end text:name="__RefHeading___Toc1301_1132182468"/></text:h>
      <text:p text:style-name="P13"><text:tab/><text:span text:style-name="T1">Po włączeniu aplikacji, użytkownik musi zalogować się używając swojego unikalnego loginu oraz hasła. Po zalogowaniu Pakowacz widzi listę wszystkich zamówień które zostały przypisane do jego konta poprzez managera. Widzi: numer ID zamówienia, datę i godzinę jego wydrukowania, dane klienta, przedmioty w zamówieniu oraz ich ilości, status zamówienia. Klikając na zamówienie w zależności od jego statusu pakowacz może podjąć się jednej z dwóch akcji. W przypadku zamówień wydrukowanych może zmienić ich status na „w realizacji” bądź „zrealizowane”. W przypadku zamówień z statusem „w realizacji” może tylko zmienić status na „zrealizowane”. Zmianę statusu trzeba potwierdzić w wyskakującym okienku dialogowym czy aby na pewno zmienić status tego zamówienia. Zrealizowane zamówienia znikają z listy widniejącej na stronie startowej Pakowacza. Po zakończeniu pracy Pakowacz wybiera opcję „wyloguj” aby wylogować się z systemu. </text:span></text:p>
      <text:p text:style-name="P14"/>
      <text:p text:style-name="P13"/>
      <text:h text:style-name="Heading_20_2" text:outline-level="2"><text:bookmark-start text:name="__RefHeading___Toc1303_1132182468"/>3c. Opis systemu z poziomu managera<text:bookmark-end text:name="__RefHeading___Toc1303_1132182468"/></text:h>
      <text:p text:style-name="P13"/>
      <text:p text:style-name="P14"><text:tab/>Po włączeniu aplikacji, użytkownik musi zalogować się używając swojego unikalnego loginu oraz hasła. Następnie wyświetlane jest strona startowa</text:p>
      <text:p text:style-name="P14"/>
      <text:p text:style-name="P14">Manager ma do dyspozycji opcję dodaj zamówienie które działa identycznie jak opcja dodaj zamówienie Drukarza. Manager może filtrować listę wyświetlanych zamówień po dacie, danych klienta bądź po numerze ID. Manager może usunąć zamówienie, dopisać do niego uwagi, przypisać zamówienie poszczególnemu Pakowaczowi. Zmienić jego status na „wydrukowane”, „w <text:soft-page-break/>realizacji”, „zrealizowane”, „anulowane”. </text:p>
      <text:p text:style-name="P13"/>
      <text:h text:style-name="Heading_20_2" text:outline-level="2"/>
      <text:h text:style-name="Heading_20_2" text:outline-level="2"/>
      <text:h text:style-name="Heading_20_2" text:outline-level="2"/>
      <text:h text:style-name="Heading_20_2" text:outline-level="2"><text:bookmark-start text:name="__RefHeading___Toc1305_1132182468"/>3d. Opis systemu z poziomu administratora<text:bookmark-end text:name="__RefHeading___Toc1305_1132182468"/></text:h>
      <text:p text:style-name="P13"/>
      <text:p text:style-name="P14"><text:tab/>Po włączeniu aplikacji, użytkownik musi zalogować się używając swojego unikalnego loginu oraz hasła. Następnie ma do wyboru opcje:</text:p>
      <text:p text:style-name="P14">- <text:span text:style-name="T26">Użytkownicy</text:span></text:p>
      <text:list xml:id="list1688757300274107418" text:style-name="L3">
        <text:list-item>
          <text:p text:style-name="P31">dodaj <text:span text:style-name="T26">użytkownika</text:span></text:p>
        </text:list-item>
        <text:list-item>
          <text:p text:style-name="P31">usuń <text:span text:style-name="T26">użytkownika</text:span></text:p>
        </text:list-item>
        <text:list-item>
          <text:p text:style-name="P31">zmień dane <text:span text:style-name="T26">użytkownika</text:span></text:p>
        </text:list-item>
      </text:list>
      <text:p text:style-name="P14">- Zamówienia</text:p>
      <text:list xml:id="list1158413050482660735" text:style-name="L4">
        <text:list-item>
          <text:p text:style-name="P32">dodaj zamówienie</text:p>
        </text:list-item>
        <text:list-item>
          <text:p text:style-name="P32">usuń zamówienie</text:p>
        </text:list-item>
        <text:list-item>
          <text:p text:style-name="P32">edytuj zamówienie</text:p>
        </text:list-item>
      </text:list>
      <text:p text:style-name="P6">- <text:span text:style-name="T26">Produkty</text:span></text:p>
      <text:list xml:id="list3378888950116544176" text:style-name="L5">
        <text:list-item>
          <text:p text:style-name="P36">dodaj produkt</text:p>
        </text:list-item>
        <text:list-item>
          <text:p text:style-name="P36">usuń produkt</text:p>
        </text:list-item>
        <text:list-item>
          <text:p text:style-name="P36">edytuj produkt</text:p>
        </text:list-item>
      </text:list>
      <text:p text:style-name="P13"/>
      <text:p text:style-name="P2"><text:tab/></text:p>
      <text:h text:style-name="Heading_20_2" text:outline-level="2"><text:bookmark-start text:name="__RefHeading___Toc1520_1132182468"/><text:span text:style-name="T4">IV</text:span><text:span text:style-name="T3">.</text:span> <text:span text:style-name="T6">Typy zamówień (typy obiektów)</text:span><text:bookmark-end text:name="__RefHeading___Toc1520_1132182468"/></text:h>
      <text:list xml:id="list5007168132334213365" text:style-name="L6">
        <text:list-item>
          <text:p text:style-name="P42"><text:span text:style-name="T27">Pocztówka</text:span> <text:span text:style-name="T7">(papier,obraz)</text:span></text:p>
        </text:list-item>
        <text:list-item>
          <text:p text:style-name="P43"><text:span text:style-name="T27">Notes</text:span> <text:span text:style-name="T7">(papier,obraz)</text:span></text:p>
        </text:list-item>
        <text:list-item>
          <text:p text:style-name="P42">Wizytówka <text:span text:style-name="T7">(papier,obraz)</text:span></text:p>
        </text:list-item>
        <text:list-item>
          <text:p text:style-name="P42">Plakat <text:span text:style-name="T7">(papier,obraz)</text:span></text:p>
        </text:list-item>
        <text:list-item>
          <text:p text:style-name="P44">Ulotka (<text:span text:style-name="T7">papier,obraz</text:span>)</text:p>
        </text:list-item>
      </text:list>
      <text:p text:style-name="P12">4a. Typy obiektów</text:p>
      <text:list xml:id="list3687312872932451760" text:style-name="L7">
        <text:list-item>
          <text:p text:style-name="P45">papier {</text:p>
          <text:list>
            <text:list-header>
              <text:p text:style-name="P49"><text:span text:style-name="T28">void</text:span><text:span text:style-name="T29"> </text:span><text:span text:style-name="T10">Dodaj();</text:span></text:p>
            </text:list-header>
          </text:list>
        </text:list-item>
      </text:list>
      <text:p text:style-name="P30"><text:span text:style-name="T28"><text:tab/>void</text:span><text:span text:style-name="T29"> </text:span><text:span text:style-name="T10">Edytuj();</text:span></text:p>
      <text:p text:style-name="P29"><text:span text:style-name="T28"><text:tab/>int</text:span><text:span text:style-name="T29"> </text:span><text:span text:style-name="T30">intID</text:span><text:span text:style-name="T10">;</text:span></text:p>
      <text:p text:style-name="P29"><text:span text:style-name="T33"><text:tab/>QString</text:span><text:span text:style-name="T29"> </text:span><text:span text:style-name="T30">strNazwa</text:span><text:span text:style-name="T10">;</text:span></text:p>
      <text:p text:style-name="P30"><text:span text:style-name="T33"><text:tab/>QString</text:span><text:span text:style-name="T29"> </text:span><text:span text:style-name="T30">strFor</text:span><text:span text:style-name="T28">int</text:span><text:span text:style-name="T29"> </text:span></text:p>
      <text:p text:style-name="P30"><text:span text:style-name="T29"><text:tab/></text:span><text:span text:style-name="T30">intZadruk</text:span><text:span text:style-name="T10">;</text:span></text:p>
      <text:p text:style-name="P29"><text:span text:style-name="T28"><text:tab/>int</text:span><text:span text:style-name="T29"> </text:span><text:span text:style-name="T30">intKolor</text:span><text:span text:style-name="T10">;</text:span></text:p>
      <text:p text:style-name="P29"><text:span text:style-name="T29"><text:s text:c="8"/></text:span><text:span text:style-name="T28">int</text:span><text:span text:style-name="T29"> </text:span><text:span text:style-name="T30">intIloscStron</text:span><text:span text:style-name="T10">;</text:span></text:p>
      <text:p text:style-name="P29"><text:soft-page-break/><text:span text:style-name="T29"><text:s text:c="8"/></text:span><text:span text:style-name="T28">int</text:span><text:span text:style-name="T29"> </text:span><text:span text:style-name="T30">intGramatura</text:span><text:span text:style-name="T10">;</text:span></text:p>
      <text:p text:style-name="P29"><text:span text:style-name="T10"><text:tab/><text:tab/><text:tab/></text:span><text:span text:style-name="T18">}</text:span></text:p>
      <text:list xml:id="list3416577964674060942" text:style-name="L8">
        <text:list-item>
          <text:p text:style-name="P50">obraz {</text:p>
          <text:p text:style-name="P50">int intDPI</text:p>
          <text:list>
            <text:list-item>
              <text:list>
                <text:list-header>
                  <text:p text:style-name="P50">}</text:p>
                </text:list-header>
              </text:list>
            </text:list-item>
          </text:list>
        </text:list-item>
      </text:list>
      <text:list xml:id="list222723191687424" text:continue-list="list3687312872932451760" text:style-name="L7">
        <text:list-item>
          <text:list>
            <text:list-header>
              <text:p text:style-name="P46"/>
            </text:list-header>
          </text:list>
        </text:list-item>
      </text:list>
      <text:p text:style-name="P11"/>
      <text:p text:style-name="P2"><text:tab/></text:p>
      <text:h text:style-name="Heading_20_1" text:outline-level="1"><text:bookmark-start text:name="__RefHeading___Toc1307_1132182468"/><text:span text:style-name="T4">V</text:span><text:span text:style-name="T3">.</text:span> Środowisko<text:bookmark-end text:name="__RefHeading___Toc1307_1132182468"/></text:h>
      <text:p text:style-name="P2"/>
      <text:p text:style-name="P9"><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oprogramowaniami oraz urządzeniami mobilnymi. </text:p>
      <text:h text:style-name="Heading_20_1" text:outline-level="1"><text:bookmark-start text:name="__RefHeading___Toc1309_1132182468"/><text:span text:style-name="T6">VI</text:span>. Słownik pojęć<text:bookmark-end text:name="__RefHeading___Toc1309_1132182468"/></text:h>
      <text:p text:style-name="P2"/>
      <text:list xml:id="list4865746449180696030" text:style-name="L9">
        <text:list-item>
          <text:p text:style-name="P33">Drukarnia – zakład produkcyjny zajmujący się wytwarzaniem różnorodnych wyrobów poligraficznych</text:p>
        </text:list-item>
        <text:list-item>
          <text:p text:style-name="P33">Zlecenie – zamówienie klienta stworzone i wypełnione niezbędnymi danymi przez drukarza</text:p>
        </text:list-item>
        <text:list-item>
          <text:p text:style-name="P33">Login – <text:span text:style-name="T8">niepowtarzalna unikalna nazwa, dzięki której określany jest konkretny użytkownik systemu.</text:span></text:p>
        </text:list-item>
        <text:list-item>
          <text:p text:style-name="P33">Hasło – <text:span text:style-name="T8">ciąg złożony z co najmniej 6 znaków – w połączeniu z loginem umozliwia zalogowanie się do systemu.</text:span></text:p>
        </text:list-item>
        <text:list-item>
          <text:p text:style-name="P33">Pracownik – osoba, która może przyjmować różne role w firmie. <text:span text:style-name="T8">(trzeba chyba uściślić jakie…?)</text:span></text:p>
        </text:list-item>
        <text:list-item>
          <text:p text:style-name="P33">Drukarz - <text:s/>osoba, która drukuje zamówienie klienta</text:p>
        </text:list-item>
        <text:list-item>
          <text:p text:style-name="P33">Manager – osoba, która zarządza zleceniami, przypisuje je poszczególnym użytkownikom. Kontroluje statusy zleceń oraz sprawdza wydajność pracowników. </text:p>
        </text:list-item>
        <text:list-item>
          <text:p text:style-name="P33">Administrator – osoba, która dodaje nowych użytkowników oraz zarządza istniejącymi kontami. Uzupełnia listę dostępnych produktów. Czuwa nad poprawnością działania aplikacji.</text:p>
        </text:list-item>
        <text:list-item>
          <text:p text:style-name="P33">Użytkownik – patrz. Pracownik</text:p>
        </text:list-item>
        <text:list-item>
          <text:p text:style-name="P37">Produkt – gotowy wyrób drukarski, mający fizyczny odpowiednik zadanego projektu, spełniający kryteria (typy danych) przekazane przez klienta dzięki zleceniu.</text:p>
        </text:list-item>
        <text:list-item>
          <text:p text:style-name="P37">Klient – osoba fizyczna zlecająca słownie drukarzowi produkt do wykonania.</text:p>
        </text:list-item>
        <text:list-item>
          <text:p text:style-name="P37">Aplikacja – Główny program w którym obsługiwane są wszystkie zdarzenia mające na celu wykonanie zadanego produktu.</text:p>
        </text:list-item>
      </text:list>
      <text:p text:style-name="P2"><text:tab/><text:line-break/><text:line-break/><text:line-break/><text:line-break/><text:line-break/><text:line-break/><text:line-break/><text:soft-page-break/><text:line-break/><text:line-break/><text:line-break/><text:line-break/><text:line-break/><text:line-break/><text:line-break/><text:line-break/><text:line-break/><text:line-break/><text:line-break/></text:p>
      <text:p text:style-name="P19">Diagram przypadków użycia</text:p>
      <text:p text:style-name="P21">1. podzielić na poszczególne przypadki i omówić flow</text:p>
      <text:p text:style-name="P19">Diagram Sekwencji</text:p>
      <text:p text:style-name="P19">Diagram Klas</text:p>
      <text:p text:style-name="P19">Interfejs graficzny</text:p>
      <text:p text:style-name="P21"/>
      <text:p text:style-name="P22">Panel logowania – użytkownika wita panel logowania, który to służy do identyfikacji osoby logującej się do systemu, a także pokazuję aktualny status połączenia z bazą danych.</text:p>
      <text:p text:style-name="P23">Podane są także pola dla wpisania danych użytkownika oraz hasła, <text:span text:style-name="T34">a także dwa butony odpowiedzialne za akceptację bądź porzucenie zmian.</text:span></text:p>
      <text:p text:style-name="P23"/>
      <text:p text:style-name="P23">Ekran główny – na ekranie głównym (głównym menu programu) widzimy buttony, które <text:s/>- w zależności od praw jakie posiada użytkownik – pozwalają edytować, dodawać jak i usuwać dane z bazy. Po skończonej pracy należy się wylogować z systemu, a dane zostaną zachowane w bazie, zgodnie z edycja przez użytkownika.</text:p>
      <text:p text:style-name="P23"/>
      <text:p text:style-name="P23">OPIS POD-EKRANÓW (buttonów)</text:p>
      <text:p text:style-name="P23"/>
      <text:p text:style-name="P24">Użytkownicy: </text:p>
      <text:p text:style-name="P24">→ dodaj użytkownika – formularz z odpowiednimi rubrykami do <text:span text:style-name="T35">dodawania</text:span> <text:tab/>danych <text:tab/><text:tab/><text:tab/> <text:s text:c="18"/><text:span text:style-name="T35">użytkownika</text:span> (Login, Hasło, Emai, Stanowisko, ID, <text:span text:style-name="T35">Uprawnienia</text:span>);</text:p>
      <text:p text:style-name="P24">→ usuń użytkownika – <text:s text:c="2"/>wyszukiwarka użytkowników, usuwanie rekordu.</text:p>
      <text:p text:style-name="P24">→ edytuj użytkownika – ten formularz daje nam możliwość zmienienia dowolnych atrybutów <text:tab/><text:tab/><text:tab/> <text:s text:c="5"/>powiązanych z naszym użytkownikiem.</text:p>
      <text:p text:style-name="P23"/>
      <text:p text:style-name="P27">Klienci:</text:p>
      <text:p text:style-name="P25">→ dodaj użytkownika – formularz z odpowiednimi rubrykami do wpisywania <text:tab/>danych <text:tab/><text:tab/><text:tab/> <text:s text:c="4"/>klienta (Imię, Nazwisko, Login, Hasło, Firma, Miasto, Email, <text:tab/><text:tab/><text:tab/><text:tab/><text:tab/> <text:s text:c="4"/>KodPocztowy, Stanowisko, Ulica, NIP, Telefon, PESEL, ID);</text:p>
      <text:p text:style-name="P25">→ usuń <text:span text:style-name="T35">klienta</text:span> <text:s text:c="14"/>– wyszukiwarka <text:span text:style-name="T35">klientów oraz zleceń</text:span>, usuwanie rekordu.</text:p>
      <text:p text:style-name="P25">→ edytuj użytkownika – ten formularz daje nam możliwość zmienienia dowolnych atrybutów <text:tab/><text:tab/><text:tab/> <text:s text:c="5"/>powiązanych z naszym <text:span text:style-name="T35">klientem</text:span>.</text:p>
      <text:p text:style-name="P25"/>
      <text:p text:style-name="P25"/>
      <text:p text:style-name="P28"><text:span text:style-name="T36">Produkty</text:span>:</text:p>
      <text:p text:style-name="P26">→ dodaj <text:span text:style-name="T36">produkt <text:s/></text:span><text:s/>– formularz z odpowiednimi rubrykami do wpisywania <text:tab/>danych <text:tab/><text:tab/><text:tab/> <text:s text:c="9"/><text:span text:style-name="T36">produktu</text:span> (<text:span text:style-name="T36">Nazwa, Ilość</text:span>);</text:p>
      <text:p text:style-name="P26">→ usuń <text:span text:style-name="T36">produkt</text:span> <text:s text:c="3"/>– wyszukiwarka <text:span text:style-name="T36">produktów</text:span>, usuwanie rekordu.</text:p>
      <text:p text:style-name="P26">→ edytuj <text:span text:style-name="T36">produkt </text:span>– <text:span text:style-name="T36">formularz pozwala nam zmienić stan produktów na magazynie.</text:span></text:p>
      <text:p text:style-name="P20">Baza Danych:</text:p>
      <text:p text:style-name="P7"><text:tab/>1.Dane przechowywane przez system</text:p>
      <text:p text:style-name="P4"><text:span text:style-name="T21"><text:tab/> </text:span><text:span text:style-name="T13">Zarządzanie stanem towarów w poszczególnych magazynach należących do hurtowni </text:span><text:span text:style-name="T22">– będzie się tu znajdował cały asortyment hurtowni</text:span></text:p>
      <text:p text:style-name="P4"><text:span text:style-name="T14">o </text:span><text:span text:style-name="T11">ID Produktu </text:span><text:span text:style-name="T23">– unikalna wartość</text:span></text:p>
      <text:p text:style-name="P4"><text:span text:style-name="T14">o </text:span><text:span text:style-name="T11">Nazwa Produktu </text:span><text:span text:style-name="T23">– 255 znaków UTF-8</text:span></text:p>
      <text:p text:style-name="P4"><text:span text:style-name="T25">o </text:span><text:span text:style-name="T11">Ilość w sprzedaży/zamówionych/w magazynie/zarezerwowanych </text:span><text:span text:style-name="T23">– Cztery pola</text:span></text:p>
      <text:p text:style-name="P8">liczb szesnastobitowych ze znakiem</text:p>
      <text:p text:style-name="P4"><text:span text:style-name="T14">o </text:span><text:span text:style-name="T11">Cena </text:span><text:span text:style-name="T23">– Liczba zmiennoprzecinkowa, dokładnie dwa miejsca po przecinku</text:span></text:p>
      <text:p text:style-name="P4"><text:span text:style-name="T14">o </text:span><text:span text:style-name="T11">Podatek od produktu </text:span><text:span text:style-name="T23">– podatek od wartości dodanej (procentowy) jako procent od</text:span></text:p>
      <text:p text:style-name="P8">ceny ilości produktu przechowywany w liczbie zmiennoprzecinkowej posiadającej</text:p>
      <text:p text:style-name="P8">dwa miejsca po przecinku</text:p>
      <text:p text:style-name="P4"><text:span text:style-name="T14">o </text:span><text:span text:style-name="T11">Kategoria </text:span><text:span text:style-name="T23">– wyrażona liczbą całkowitą bez znaku</text:span></text:p>
      <text:p text:style-name="P4"><text:span text:style-name="T14">o </text:span><text:span text:style-name="T11">Promocja </text:span><text:span text:style-name="T23">– procentowa wartość upustu ceny produktu</text:span></text:p>
      <text:p text:style-name="P4"><text:span text:style-name="T14">o </text:span><text:span text:style-name="T11">EAN </text:span><text:span text:style-name="T23">– 13 cyfr dziesiętnych oznaczających kod kreskowy</text:span></text:p>
      <text:p text:style-name="P4"><text:span text:style-name="T14">o </text:span><text:span text:style-name="T11">PKWiU </text:span><text:span text:style-name="T23">– 8 cyfr dziesiętnych określających produkt</text:span></text:p>
      <text:p text:style-name="P4"><text:span text:style-name="T15"> </text:span><text:span text:style-name="T13">Zarządzanie kontrahentami</text:span></text:p>
      <text:p text:style-name="P4"><text:span text:style-name="T14">o </text:span><text:span text:style-name="T11">Informacje o kontrahentach </text:span><text:span text:style-name="T23">– tutaj będą się znajdowali wszyscy kontrahenci</text:span></text:p>
      <text:p text:style-name="P4"><text:span text:style-name="T16"> </text:span><text:span text:style-name="T11">ID kontrahenta – </text:span><text:span text:style-name="T23">unikalna wartość (nadawana losowo lub sekwencyjnie)</text:span></text:p>
      <text:p text:style-name="P4"><text:span text:style-name="T16"> </text:span><text:span text:style-name="T11">Imię </text:span><text:span text:style-name="T23">– ciąg 50 znaków UTF-8 (może być pusty dla typu osoby:</text:span></text:p>
      <text:p text:style-name="P8">działalność gospodarcza)</text:p>
      <text:p text:style-name="P4"><text:span text:style-name="T16"> </text:span><text:span text:style-name="T11">Nazwisko </text:span><text:span text:style-name="T23">– ciąg 255 znaków UTF-8 (może być pusty dla typu osoby:</text:span></text:p>
      <text:p text:style-name="P8">działalność gospodarcza)</text:p>
      <text:p text:style-name="P4"><text:span text:style-name="T16"> </text:span><text:span text:style-name="T11">Nazwa działalności </text:span><text:span text:style-name="T23">– ciąg 255 znaków UTF-8 (może być pusty dla typu</text:span></text:p>
      <text:p text:style-name="P8">osoby: osoba fizyczna)</text:p>
      <text:p text:style-name="P5"><text:span text:style-name="T17"> </text:span><text:span text:style-name="T12">NIP </text:span><text:span text:style-name="T24">– numer identyfikacji podatkowej (dla działalności gospodarczej)</text:span></text:p>
      <text:p text:style-name="P5"><text:span text:style-name="T16"> </text:span><text:span text:style-name="T11">PESEL </text:span><text:span text:style-name="T23">– ciąg liczb jednoznacznie określający osobę (dla osoby</text:span></text:p>
      <text:p text:style-name="P8">fizycznej)</text:p>
      <text:p text:style-name="P4"><text:span text:style-name="T16"> </text:span><text:span text:style-name="T11">Typ osoby (działalność gospodarcza/osoba fizyczna) </text:span><text:span text:style-name="T23">– jeden bit</text:span></text:p>
      <text:p text:style-name="P8">oznaczający typ osoby</text:p>
      <text:p text:style-name="P4"><text:span text:style-name="T16"> </text:span><text:span text:style-name="T11">Dane teleadresowe</text:span></text:p>
      <text:p text:style-name="P4"><text:span text:style-name="T14">o </text:span><text:span text:style-name="T11">Adres zamieszkania / siedziby firmy (Ulica, nr domu i</text:span></text:p>
      <text:p text:style-name="P4"><text:span text:style-name="T11">mieszkania) </text:span><text:span text:style-name="T23">– ciąg 1024 znaków UTF-8</text:span></text:p>
      <text:p text:style-name="P4"><text:span text:style-name="T14">o </text:span><text:span text:style-name="T11">Kod pocztowy </text:span><text:span text:style-name="T23">– 5 cyfr dziesiętnych</text:span></text:p>
      <text:p text:style-name="P4"><text:span text:style-name="T14">o </text:span><text:span text:style-name="T11">Miejscowość </text:span><text:span text:style-name="T23">– ciąg 255 znaków UTF-8</text:span></text:p>
      <text:p text:style-name="P4"><text:span text:style-name="T14">o </text:span><text:span text:style-name="T11">Numer kontaktowy </text:span><text:span text:style-name="T23">– Do 10 cyfr dziesiętnych</text:span></text:p>
      <text:p text:style-name="P4"><text:span text:style-name="T14">o </text:span><text:span text:style-name="T11">Adres e-mail </text:span><text:span text:style-name="T23">– Do 255 znaków UTF-8</text:span></text:p>
      <text:p text:style-name="P4"><text:span text:style-name="T14">o </text:span><text:span text:style-name="T11">Numer konta bankowego </text:span><text:span text:style-name="T23">– 26 cyfr dziesiętnych</text:span></text:p>
      <text:p text:style-name="P4"><text:span text:style-name="T16"> </text:span><text:span text:style-name="T11">Ilość przeprowadzonych transakcji </text:span><text:span text:style-name="T23">– do 5 cyfr dziesiętnych</text:span></text:p>
      <text:p text:style-name="P4"><text:span text:style-name="T16"> </text:span><text:span text:style-name="T11">łączna suma wydatków </text:span><text:span text:style-name="T23">– wartość liczbowa do 9 cyfr dziesiętnych</text:span></text:p>
      <text:p text:style-name="P4"><text:span text:style-name="T14">o </text:span><text:span text:style-name="T11">Rabat specjalny </text:span><text:span text:style-name="T23">– procentowy rabat na wszystkie kategorie produktów zapisywany</text:span></text:p>
      <text:p text:style-name="P8">liczbą zmiennoprzecinkową</text:p>
      <text:p text:style-name="P4"><text:span text:style-name="T14">o </text:span><text:span text:style-name="T11">Transakcje niezrealizowane (ustalone) </text:span><text:span text:style-name="T23">– partie towarów zamówione przez</text:span></text:p>
      <text:p text:style-name="P8">kontrahenta, ale nie odebrane, lista Numerów zamówień oddzielona przecinkami</text:p>
      <text:p text:style-name="P4"><text:span text:style-name="T15"> </text:span><text:span text:style-name="T13">Zarządzanie dostawcami/dostawami</text:span></text:p>
      <text:p text:style-name="P4"><text:span text:style-name="T14">o </text:span><text:span text:style-name="T11">Zarządzanie dostawcami</text:span></text:p>
      <text:p text:style-name="P4"><text:span text:style-name="T14">o </text:span><text:span text:style-name="T11">ID Kontrahenta będącego dostawcą </text:span><text:span text:style-name="T23">– musi odnosić się do istniejącego kontrahenta</text:span></text:p>
      <text:p text:style-name="P8">w bazie</text:p>
      <text:p text:style-name="P4"><text:span text:style-name="T14">o </text:span><text:span text:style-name="T11">Oferta produktowa dostawcy </text:span><text:span text:style-name="T23">– ciąg znaków ID produktów oferowanych przez</text:span></text:p>
      <text:p text:style-name="P8">dostawcę oddzielonych przecinkiem</text:p>
      <text:p text:style-name="P4"><text:span text:style-name="T14">o </text:span><text:span text:style-name="T11">Dostawy </text:span><text:span text:style-name="T23">– dostawy, które nie zasiliły magazynu</text:span></text:p>
      <text:p text:style-name="P4"><text:span text:style-name="T14">o </text:span><text:span text:style-name="T11">ID dostawy </text:span><text:span text:style-name="T23">– unikalny ID nadawany każdej dostawie</text:span></text:p>
      <text:p text:style-name="P4"><text:span text:style-name="T14">o </text:span><text:span text:style-name="T11">ID kontrahenta </text:span><text:span text:style-name="T23">– powiązane z istniejącym kontrahentem</text:span></text:p>
      <text:p text:style-name="P4"><text:soft-page-break/><text:span text:style-name="T14">o </text:span><text:span text:style-name="T11">Wartość dostawy </text:span><text:span text:style-name="T23">– wyrażona liczbą zmiennoprzecinkową wartość dostawy w PLN</text:span></text:p>
      <text:p text:style-name="P4"><text:span text:style-name="T14">o </text:span><text:span text:style-name="T11">Szczegóły dostaw </text:span><text:span text:style-name="T23">– dokładny spis produktów w dostawie</text:span></text:p>
      <text:p text:style-name="P4"><text:span text:style-name="T14">o </text:span><text:span text:style-name="T11">ID dostawy </text:span><text:span text:style-name="T23">– unikalne ID pochodzące z tabeli dostaw</text:span></text:p>
      <text:p text:style-name="P4"><text:span text:style-name="T14">o </text:span><text:span text:style-name="T11">ID Produktu </text:span><text:span text:style-name="T23">– ID pochodzące z tabeli produktów</text:span></text:p>
      <text:p text:style-name="P4"><text:span text:style-name="T14">o </text:span><text:span text:style-name="T11">Ilość </text:span><text:span text:style-name="T23">– 4 cyfry dziesiętne</text:span></text:p>
      <text:p text:style-name="P4"><text:span text:style-name="T15"> </text:span><text:span text:style-name="T13">Zarządzanie transakcjami</text:span></text:p>
      <text:p text:style-name="P4"><text:span text:style-name="T14">o </text:span><text:span text:style-name="T11">Transakcje </text:span><text:span text:style-name="T23">– dochody i rozchody uzyskane w transakcjach w ramach prowadzonej</text:span></text:p>
      <text:p text:style-name="P8">działalności gospodarczej</text:p>
      <text:p text:style-name="P4"><text:span text:style-name="T14">o </text:span><text:span text:style-name="T11">ID transakcji </text:span><text:span text:style-name="T23">– Unikalna wartość nadana transakcji</text:span></text:p>
      <text:p text:style-name="P4"><text:span text:style-name="T14">o </text:span><text:span text:style-name="T11">Data transakcji </text:span><text:span text:style-name="T23">– UNIX TIMESTAMP</text:span></text:p>
      <text:p text:style-name="P4"><text:span text:style-name="T14">o </text:span><text:span text:style-name="T11">Wartość </text:span><text:span text:style-name="T23">– zmiennoprzecinkowa liczba</text:span></text:p>
      <text:p text:style-name="P4"><text:span text:style-name="T14">o </text:span><text:span text:style-name="T11">Tytuł (opcjonalne) </text:span><text:span text:style-name="T23">– ciąg 255 znaków UTF-8</text:span></text:p>
      <text:p text:style-name="P4"><text:span text:style-name="T14">o </text:span><text:span text:style-name="T11">ID kontrahenta (opcjonalne) </text:span><text:span text:style-name="T23">– ID kontrahenta objętego transakcją (jeśli dotyczy)</text:span></text:p>
      <text:p text:style-name="P4"><text:span text:style-name="T14">o </text:span><text:span text:style-name="T11">Wystawione faktury</text:span></text:p>
      <text:p text:style-name="P4"><text:span text:style-name="T14">o </text:span><text:span text:style-name="T11">Numer faktury </text:span><text:span text:style-name="T23">– Unikalny (zgodny z wystawioną fakturą)</text:span></text:p>
      <text:p text:style-name="P4"><text:span text:style-name="T14">o </text:span><text:span text:style-name="T11">Data wystawienia </text:span><text:span text:style-name="T23">– UNIX TIMESTAMP</text:span></text:p>
      <text:p text:style-name="P4"><text:span text:style-name="T14">o </text:span><text:span text:style-name="T11">ID Kontrahenta </text:span><text:span text:style-name="T23">– ID kontrahenta objętego transakcją</text:span></text:p>
      <text:p text:style-name="P4"><text:span text:style-name="T14">o </text:span><text:span text:style-name="T11">Wartość netto </text:span><text:span text:style-name="T23">– zmiennoprzecinkowa liczba</text:span></text:p>
      <text:p text:style-name="P4"><text:span text:style-name="T14">o </text:span><text:span text:style-name="T11">Wartość brutto </text:span><text:span text:style-name="T23">– zmiennoprzecinkowa liczba</text:span></text:p>
      <text:p text:style-name="P4"><text:span text:style-name="T14">o </text:span><text:span text:style-name="T11">Zamówienia</text:span></text:p>
      <text:p text:style-name="P4"><text:span text:style-name="T14">o </text:span><text:span text:style-name="T11">Numer </text:span><text:span text:style-name="T23">– liczba szesnastobitowa (unikalna dla każdego zamówienia)</text:span></text:p>
      <text:p text:style-name="P2"><text:span text:style-name="T14">o </text:span><text:span text:style-name="T11">Data odebrania </text:span><text:span text:style-name="T23">– UNIX TIME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Arial" svg:font-family="Arial, 'Trebuchet MS', Tahoma"/>
    <style:font-face style:name="Mangal2" svg:font-family="Mangal"/>
    <style:font-face style:name="OpenSymbol" svg:font-family="OpenSymbol"/>
    <style:font-face style:name="sans-serif" svg:font-family="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1"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omyślni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_20_ze_20_strzałką" style:display-name="Obiekt ze strzałką"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z_20_cieniem" style:display-name="Obiekt z cieniem"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 style:display-name="Obiekt bez wypełnieni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reść_20_tekstu_20_wyrównany_20_do_20_lewej_20_i_20_prawej" style:display-name="Treść tekstu wyrównany do lewej i prawej" style:family="paragraph" style:parent-style-name="Domyślnie"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1" style:family="paragraph" style:parent-style-name="Domyślnie"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2" style:family="paragraph" style:parent-style-name="Domyślnie"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1"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2"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ia_20_wymiarowa" style:display-name="Linia wymiarow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iekty_20_tła" style:display-name="Obiekty tła"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ł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Tahoma" style:font-family-asian="Tahoma"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cm" fo:margin-bottom="0.296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iekt_20_bez_20_wypełnienia_20_i_20_linii" style:display-name="Obiekt bez wypełnienia i linii"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 style:display-name="Text Body" style:family="paragraph" style:default-outline-level="">
      <style:paragraph-properties fo:margin-top="0cm" fo:margin-bottom="0.436cm" loext:contextual-spacing="false" fo:line-height="120%"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myślnie_7e_LT_7e_Gliederung_20_1" style:display-name="Domyślni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Gliederung_20_2" style:display-name="Domyślnie~LT~Gliederung 2" style:family="paragraph" style:parent-style-name="Domyślnie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omyślnie_7e_LT_7e_Gliederung_20_3" style:display-name="Domyślnie~LT~Gliederung 3" style:family="paragraph" style:parent-style-name="Domyślnie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omyślnie_7e_LT_7e_Gliederung_20_4" style:display-name="Domyślnie~LT~Gliederung 4" style:family="paragraph" style:parent-style-name="Domyślnie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5" style:display-name="Domyślnie~LT~Gliederung 5" style:family="paragraph" style:parent-style-name="Domyślnie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6" style:display-name="Domyślnie~LT~Gliederung 6" style:family="paragraph" style:parent-style-name="Domyślnie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7" style:display-name="Domyślnie~LT~Gliederung 7" style:family="paragraph" style:parent-style-name="Domyślnie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8" style:display-name="Domyślnie~LT~Gliederung 8" style:family="paragraph" style:parent-style-name="Domyślnie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9" style:display-name="Domyślnie~LT~Gliederung 9" style:family="paragraph" style:parent-style-name="Domyślnie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Titel" style:display-name="Domyślni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Untertitel" style:display-name="Domyślni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Notizen" style:display-name="Domyślni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Hintergrundobjekte" style:display-name="Domyślni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myślnie_7e_LT_7e_Hintergrund" style:display-name="Domyślni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ushGreen_7e_LT_7e_Gliederung_20_1" style:display-name="LushGreen~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left="0cm" fo:margin-right="0cm" fo:margin-top="0cm" fo:margin-bottom="0.296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Tahoma" style:font-family-asian="Tahoma"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2:00:20.486000000</meta:creation-date>
    <dc:date>2016-01-19T22:27:21.741000000</dc:date>
    <meta:editing-duration>PT6H32S</meta:editing-duration>
    <meta:editing-cycles>36</meta:editing-cycles>
    <meta:generator>LibreOffice/5.0.2.2$Windows_x86 LibreOffice_project/37b43f919e4de5eeaca9b9755ed688758a8251fe</meta:generator>
    <meta:document-statistic meta:table-count="0" meta:image-count="0" meta:object-count="0" meta:page-count="14" meta:paragraph-count="199" meta:word-count="2101" meta:character-count="15571" meta:non-whitespace-character-count="13444"/>
  </office:meta>
</office:document-meta>
</file>